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2c8e6" officeooo:paragraph-rsid="0002c8e6"/>
    </style:style>
    <style:style style:name="P2" style:family="paragraph" style:parent-style-name="Standard">
      <style:paragraph-properties fo:text-align="start" style:justify-single-word="false"/>
      <style:text-properties fo:font-weight="bold" officeooo:rsid="0002c8e6" officeooo:paragraph-rsid="0002c8e6" style:font-weight-asian="bold" style:font-weight-complex="bold"/>
    </style:style>
    <style:style style:name="P3" style:family="paragraph" style:parent-style-name="Standard">
      <style:paragraph-properties fo:text-align="start" style:justify-single-word="false"/>
      <style:text-properties fo:font-weight="bold" officeooo:rsid="0002c8e6" officeooo:paragraph-rsid="00051018" style:font-weight-asian="bold" style:font-weight-complex="bold"/>
    </style:style>
    <style:style style:name="P4" style:family="paragraph" style:parent-style-name="Standard">
      <style:paragraph-properties fo:text-align="start" style:justify-single-word="false"/>
      <style:text-properties fo:font-weight="normal" officeooo:rsid="0002c8e6" officeooo:paragraph-rsid="0002c8e6" style:font-weight-asian="normal" style:font-weight-complex="normal"/>
    </style:style>
    <style:style style:name="P5" style:family="paragraph" style:parent-style-name="Standard">
      <style:paragraph-properties fo:text-align="start" style:justify-single-word="false"/>
      <style:text-properties fo:font-weight="normal" officeooo:rsid="00051018" officeooo:paragraph-rsid="00051018" style:font-weight-asian="normal" style:font-weight-complex="normal"/>
    </style:style>
    <style:style style:name="P6" style:family="paragraph" style:parent-style-name="Standard">
      <style:paragraph-properties fo:text-align="start" style:justify-single-word="false"/>
      <style:text-properties fo:font-weight="normal" officeooo:rsid="000a17d6" officeooo:paragraph-rsid="000a17d6" style:font-weight-asian="normal" style:font-weight-complex="normal"/>
    </style:style>
    <style:style style:name="P7" style:family="paragraph" style:parent-style-name="Standard">
      <style:paragraph-properties fo:text-align="start" style:justify-single-word="false"/>
      <style:text-properties fo:font-weight="bold" officeooo:rsid="00031dc6" officeooo:paragraph-rsid="00031dc6" style:font-weight-asian="bold" style:font-weight-complex="bold"/>
    </style:style>
    <style:style style:name="P8" style:family="paragraph" style:parent-style-name="Standard">
      <style:paragraph-properties fo:text-align="start" style:justify-single-word="false"/>
      <style:text-properties fo:font-weight="bold" officeooo:rsid="00051018" officeooo:paragraph-rsid="00051018" style:font-weight-asian="bold" style:font-weight-complex="bold"/>
    </style:style>
    <style:style style:name="P9" style:family="paragraph" style:parent-style-name="Standard">
      <style:paragraph-properties fo:text-align="start" style:justify-single-word="false"/>
      <style:text-properties fo:font-weight="bold" officeooo:rsid="000a17d6" officeooo:paragraph-rsid="000a17d6"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51018"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121 Notes</text:p>
      <text:p text:style-name="P1">Devlin Hicks</text:p>
      <text:p text:style-name="P1"/>
      <text:p text:style-name="P2">CH. ONE:<text:line-break/><text:span text:style-name="T1">Computers area multipurpose tool. This is because they are programmable which means they can read instructions. What this means is that they can be used for many different things. </text:span></text:p>
      <text:p text:style-name="P4">Hardware are the physical components of a system. </text:p>
      <text:p text:style-name="P4">CPU’s will fetch instructions, follow them and produce data. </text:p>
      <text:p text:style-name="P4">There is the control unit and arithmetic logic unit. The control unit will coordinate all of the operations.</text:p>
      <text:p text:style-name="P4">The ALU will perform mathematical operations. </text:p>
      <text:p text:style-name="P4">There is the fetch, decode, execute cycle. </text:p>
      <text:p text:style-name="P4"/>
      <text:p text:style-name="P4">RAM will hold the sequence of instructions.</text:p>
      <text:p text:style-name="P4">There are switches called bits or binar ydigits. Eight bits is a byte and a byte has a address.</text:p>
      <text:p text:style-name="P4">This is a volatile type of storage since when you shut the computer off the ram is erased.</text:p>
      <text:p text:style-name="P4">Secondary storage is for storing data for longer periods of time. An example of this would be <text:s/>a solid state drive or SSD. HDD are examples of this as well. </text:p>
      <text:p text:style-name="P4">Programs are sets of instructions for a computer to follow for a desired task.</text:p>
      <text:p text:style-name="P4">Algorithms are the well-defined steps for problem solving. </text:p>
      <text:p text:style-name="P4">Computers will read in machine language but we use programming language.</text:p>
      <text:p text:style-name="P4"/>
      <text:p text:style-name="P4">Java uses variables which are locations in RAM.</text:p>
      <text:p text:style-name="P4">Java is compiled with a compiler which will take the source code and translate it into byte code.</text:p>
      <text:p text:style-name="P4">These instructions have to be ran with a java virtual machine because byte code instructions can not be read by the CPU.</text:p>
      <text:p text:style-name="P4">For this reason, Java is called a interpreted language.</text:p>
      <text:p text:style-name="P4">Java is portable because it can be ran on one type of computer while potentially being made on a different or the same computer.</text:p>
      <text:p text:style-name="P4"/>
      <text:p text:style-name="P4">Java Software Editions</text:p>
      <text:p text:style-name="P4">The software that you use to create Java programs is referred to as the JDK (Java Development Kit) or the SDK (Software Development Kit). There are the following different editions of the JDK available from Oracle:</text:p>
      <text:p text:style-name="P4"/>
      <text:p text:style-name="P4">Java SE—The Java Standard Edition provides all the essential software tools necessary for writing Java applications.</text:p>
      <text:p text:style-name="P4"/>
      <text:p text:style-name="P4">Java EE—The Java Enterprise Edition provides tools for creating large business applications that employ servers and provide services over the Web.</text:p>
      <text:p text:style-name="P4"/>
      <text:p text:style-name="P4">Java ME—The Java Micro Edition provides a small, highly optimized runtime environment for consumer products such as cell phones, pagers, and appliances.</text:p>
      <text:p text:style-name="P4">Javac filename is a way to compile the software in cmd.</text:p>
      <text:p text:style-name="P4">You have to be in the directory of the java file.</text:p>
      <text:p text:style-name="P4"/>
      <text:p text:style-name="P4"/>
      <text:p text:style-name="P4">1. Clearly define what the program is to do</text:p>
      <text:p text:style-name="P4"><text:soft-page-break/>This step commonly requires you to identify the purpose of the program, the data that is to be input, the processing that is to take place, and the desired output. Let’s examine each of these requirements for the pay-calculating algorithm.</text:p>
      <text:p text:style-name="P4"/>
      <text:p text:style-name="P4">Purpose</text:p>
      <text:p text:style-name="P4"/>
      <text:p text:style-name="P4">To calculate the user’s gross pay.</text:p>
      <text:p text:style-name="P4"/>
      <text:p text:style-name="P4">Input</text:p>
      <text:p text:style-name="P4"/>
      <text:p text:style-name="P4">Number of hours worked, hourly pay rate.</text:p>
      <text:p text:style-name="P4"/>
      <text:p text:style-name="P4">Process</text:p>
      <text:p text:style-name="P4"/>
      <text:p text:style-name="P4">Multiply number of hours worked by hourly pay rate. The result is the user’s gross pay.</text:p>
      <text:p text:style-name="P4"/>
      <text:p text:style-name="P4">Output</text:p>
      <text:p text:style-name="P4"/>
      <text:p text:style-name="P4">Display a message indicating the user’s gross pay.</text:p>
      <text:p text:style-name="P4"/>
      <text:p text:style-name="P4">2. Visualize the program running on the computer</text:p>
      <text:p text:style-name="P4">Before you create a program on the computer, you should first create it in your mind. Try to imagine what the computer screen will look like while the program is running. If it helps, draw pictures of the screen, with sample input and output, at various points in the program. For instance, Figure 1-8 shows the screen we might want produced by a program that implements the pay-calculating algorithm.</text:p>
      <text:p text:style-name="P4"/>
      <text:p text:style-name="P4"/>
      <text:p text:style-name="P4">Figure 1-8 Screen produced by the pay-calculating algorithm</text:p>
      <text:p text:style-name="P4">In this step, you must put yourself in the shoes of the user. What messages should the program display? What questions should it ask? By addressing these concerns, you can determine most of the program’s output.</text:p>
      <text:p text:style-name="P4"/>
      <text:p text:style-name="P4">3. Use design tools to create a model of the program</text:p>
      <text:p text:style-name="P4">While planning a program, the programmer uses one or more design tools to create a model of the program. For example, pseudocode is a cross between human language and a programming language and is especially helpful when designing an algorithm. Although the computer can’t understand pseudocode, programmers often find it helpful to write an algorithm in a language that’s “almost” a programming language, but still very similar to natural language. For example, here is pseudocode that describes the pay-calculating algorithm:</text:p>
      <text:p text:style-name="P4"/>
      <text:p text:style-name="P4">Get payroll data.</text:p>
      <text:p text:style-name="P4"/>
      <text:p text:style-name="P4">Calculate gross pay.</text:p>
      <text:p text:style-name="P4"/>
      <text:p text:style-name="P4">Display gross pay.</text:p>
      <text:p text:style-name="P4"/>
      <text:p text:style-name="P4">Although this pseudocode gives a broad view of the program, it doesn’t reveal all the program’s details. A more detailed version of the pseudocode follows:</text:p>
      <text:p text:style-name="P4"/>
      <text:p text:style-name="P4"><text:soft-page-break/>Display “How many hours did you work?”</text:p>
      <text:p text:style-name="P4"/>
      <text:p text:style-name="P4">Input hours.</text:p>
      <text:p text:style-name="P4"/>
      <text:p text:style-name="P4">Display “How much do you get paid per hour?”</text:p>
      <text:p text:style-name="P4"/>
      <text:p text:style-name="P4">Input rate.</text:p>
      <text:p text:style-name="P4"/>
      <text:p text:style-name="P4">Store the value of hours times rate in the pay variable.</text:p>
      <text:p text:style-name="P4"/>
      <text:p text:style-name="P4">Display the value in the pay variable.</text:p>
      <text:p text:style-name="P4"/>
      <text:p text:style-name="P4">Notice that the pseudocode uses statements that look more like commands than the English statements that describe the algorithm in Section 1.4. The pseudocode even names variables and describes mathematical operations.</text:p>
      <text:p text:style-name="P4"/>
      <text:p text:style-name="P4">4. Check the model for logical errors</text:p>
      <text:p text:style-name="P4">Logical errors are mistakes that cause the program to produce erroneous results. Once a model of the program is assembled, it should be checked for these errors. For example, if pseudocode is used, the programmer should trace through it, checking the logic of each step. If an error is found, the model can be corrected before the next step is attempted.</text:p>
      <text:p text:style-name="P4"/>
      <text:p text:style-name="P4">5. Enter the code and compile it</text:p>
      <text:p text:style-name="P4">Once a model of the program has been created, checked, and corrected, the programmer is ready to write source code on the computer. The programmer saves the source code to a file and begins the process of compiling it. During this step the compiler will find any syntax errors that may exist in the program.</text:p>
      <text:p text:style-name="P4"/>
      <text:p text:style-name="P4">6. Correct any errors found during compilation. Repeat Steps 5 and 6 as many times as necessary</text:p>
      <text:p text:style-name="P4">If the compiler reports any errors, they must be corrected. Steps 5 and 6 must be repeated until the program is free of compile-time errors.</text:p>
      <text:p text:style-name="P4"/>
      <text:p text:style-name="P4">7. Run the program with test data for input</text:p>
      <text:p text:style-name="P4">Once an executable file is generated, the program is ready to be tested for runtime errors. A runtime error is an error that occurs while the program is running. These are usually logical errors, such as mathematical mistakes.</text:p>
      <text:p text:style-name="P4"/>
      <text:p text:style-name="P4">Testing for runtime errors requires that the program be executed with sample data or sample input. The sample data should be such that the correct output can be predicted. If the program does not produce the correct output, a logical error is present in the program.</text:p>
      <text:p text:style-name="P4"/>
      <text:p text:style-name="P4">8. Correct any runtime errors found while running the program. Repeat Steps 5 through 8 as many times as necessary</text:p>
      <text:p text:style-name="P2"><text:span text:style-name="T1">When runtime errors are found in a program, they must be corrected. You must identify the step where the error occurred and determine the cause. If an error is a result of incorrect logic (such as an improperly stated math formula), you must correct the statement or statements involved in the logic. If an error is due to an incomplete understanding of the program requirements, then you must restate the program purpose and modify the program model and source code. The program must then be saved, </text:span><text:soft-page-break/><text:span text:style-name="T1">recompiled, and retested. This means Steps 5 though 8 must be repeated until the program reliably produces satisfactory results.</text:span></text:p>
      <text:p text:style-name="P4"/>
      <text:p text:style-name="P4">9. Validate the results of the program</text:p>
      <text:p text:style-name="P4">When you believe you have corrected all the runtime errors, enter test data and determine whether the program solves the original problem.</text:p>
      <text:p text:style-name="P4"/>
      <text:p text:style-name="P4">Software Engineering</text:p>
      <text:p text:style-name="P4">The field of software engineering encompasses the whole process of crafting computer software. It includes designing, writing, testing, debugging, documenting, modifying, and maintaining complex software development projects. Like traditional engineers, software engineers use a number of tools in their craft. Here are a few examples:</text:p>
      <text:p text:style-name="P4"/>
      <text:p text:style-name="P4">Program specifications</text:p>
      <text:p text:style-name="P4"/>
      <text:p text:style-name="P4">Diagrams of screen output</text:p>
      <text:p text:style-name="P4"/>
      <text:p text:style-name="P4">Diagrams representing the program components and the flow of data</text:p>
      <text:p text:style-name="P4"/>
      <text:p text:style-name="P4">Pseudocode</text:p>
      <text:p text:style-name="P4"/>
      <text:p text:style-name="P4">Examples of expected input and desired output</text:p>
      <text:p text:style-name="P4"/>
      <text:p text:style-name="P4">Special software designed for testing programs</text:p>
      <text:p text:style-name="P4"/>
      <text:p text:style-name="P4">Most commercial software applications are large and complex. Usually a team of programmers, not a single individual, develops them. It is important that the program requirements be thoroughly analyzed and divided into subtasks that are handled by individual teams, or individuals within a team.</text:p>
      <text:p text:style-name="P4">Programming used to be procedural mostly. Java is an object orientated programming. </text:p>
      <text:p text:style-name="P4">This is focused on objects with data and procedures. In procedures, one procedure would go to another and this would indirectly contribute to a separation in data and procedures. This is encapsulation or combining data and code together.</text:p>
      <text:p text:style-name="P4"/>
      <text:p text:style-name="P4"/>
      <text:p text:style-name="P4"/>
      <text:p text:style-name="P7">CHAPTER TWO:</text:p>
      <text:p text:style-name="P8">2.1:</text:p>
      <text:p text:style-name="P3"><text:span text:style-name="T1">// </text:span><text:span text:style-name="T2">indicates a comment in java.</text:span></text:p>
      <text:p text:style-name="P5"/>
      <text:p text:style-name="P5">“public class simple”</text:p>
      <text:p text:style-name="P5">this is the class header and marks the beginning of class definition.</text:p>
      <text:p text:style-name="P5">Public is the key word and has to be in all lower cases in Java. This is the access specifier and specifies where the class may be accessed from.</text:p>
      <text:p text:style-name="P5">Class indicates beginning of class definition. </text:p>
      <text:p text:style-name="P5">Simple is the class name. </text:p>
      <text:p text:style-name="P5">These can have uppercase and lowercase as well as a mix of the two.</text:p>
      <text:p text:style-name="P5"/>
      <text:p text:style-name="P5">You can have many classes but only one public class per java file.</text:p>
      <text:p text:style-name="P5">In public, the name of the file and class must be the same.</text:p>
      <text:p text:style-name="P3"><text:soft-page-break/><text:span text:style-name="T1"><text:s/></text:span><text:span text:style-name="T2">This is a case sensitive language because uppercase and lowercase are different to java.</text:span></text:p>
      <text:p text:style-name="P5">The { after the public class sets the beginning of definition. </text:p>
      <text:p text:style-name="P5">Public static void main (string [] args) is a method header.</text:p>
      <text:p text:style-name="P5">This marks the beginning of a method. Main is the name.</text:p>
      <text:p text:style-name="P5">Comments, headers, and braces do not need semicolon.</text:p>
      <text:p text:style-name="P5"/>
      <text:p text:style-name="P5"/>
      <text:p text:style-name="P5">Before continuing, let’s review the points we just covered, including some of the more elusive rules.</text:p>
      <text:p text:style-name="P5"/>
      <text:p text:style-name="P5">Java is a case-sensitive language. It does not regard uppercase letters as being the same character as their lowercase equivalents.</text:p>
      <text:p text:style-name="P5"/>
      <text:p text:style-name="P5">All Java programs must be stored in a file with a name that ends with .java.</text:p>
      <text:p text:style-name="P5"/>
      <text:p text:style-name="P5">Comments are ignored by the compiler.</text:p>
      <text:p text:style-name="P5"/>
      <text:p text:style-name="P5">A .java file may contain many classes, but may have only one public class. If a .java file has a public class, the class must have the same name as the file. For instance, if the file Pizza.java contains a public class, the class’s name would be Pizza.</text:p>
      <text:p text:style-name="P5"/>
      <text:p text:style-name="P5">Every Java application program must have a method named main.</text:p>
      <text:p text:style-name="P5"/>
      <text:p text:style-name="P5">For every left brace, or opening brace, there must be a corresponding right brace, or closing brace.</text:p>
      <text:p text:style-name="P5"/>
      <text:p text:style-name="P5">Statements are terminated with semicolons. This does not include comments, class headers, method headers, or braces.</text:p>
      <text:p text:style-name="P5"/>
      <text:p text:style-name="P5"/>
      <text:p text:style-name="P5"/>
      <text:p text:style-name="P5">Table 2-1 Special characters</text:p>
      <text:p text:style-name="P5">Characters</text:p>
      <text:p text:style-name="P5"/>
      <text:p text:style-name="P5">Name</text:p>
      <text:p text:style-name="P5"/>
      <text:p text:style-name="P5">Meaning</text:p>
      <text:p text:style-name="P5"/>
      <text:p text:style-name="P5">//</text:p>
      <text:p text:style-name="P5"/>
      <text:p text:style-name="P5">Double slash</text:p>
      <text:p text:style-name="P5"/>
      <text:p text:style-name="P5">Marks the beginning of a comment</text:p>
      <text:p text:style-name="P5"/>
      <text:p text:style-name="P5">( )</text:p>
      <text:p text:style-name="P5"/>
      <text:p text:style-name="P5">Opening and closing parentheses</text:p>
      <text:p text:style-name="P5"/>
      <text:p text:style-name="P5">Used in a method header</text:p>
      <text:p text:style-name="P5"/>
      <text:p text:style-name="P5">{ }</text:p>
      <text:p text:style-name="P5"><text:soft-page-break/></text:p>
      <text:p text:style-name="P5">Opening and closing braces</text:p>
      <text:p text:style-name="P5"/>
      <text:p text:style-name="P5">Encloses a group of statements, such as the contents of a class or a method</text:p>
      <text:p text:style-name="P5"/>
      <text:p text:style-name="P5">" "</text:p>
      <text:p text:style-name="P5"/>
      <text:p text:style-name="P5">Quotation marks</text:p>
      <text:p text:style-name="P5"/>
      <text:p text:style-name="P5">Encloses a string of characters, such as a message that is to be printed on the screen</text:p>
      <text:p text:style-name="P5"/>
      <text:p text:style-name="P5">;</text:p>
      <text:p text:style-name="P5"/>
      <text:p text:style-name="P5">Semicolon</text:p>
      <text:p text:style-name="P5"/>
      <text:p text:style-name="P5">Marks the end of a complete programming statement</text:p>
      <text:p text:style-name="P5"/>
      <text:p text:style-name="P6">print and println will display text output and output is in plain text.</text:p>
      <text:p text:style-name="P6"/>
      <text:p text:style-name="P6">The word console is an old computer term. It comes from the days when the operator of a large computer system interacted with the system by typing on a terminal that consisted of a simple screen and keyboard. This terminal was known as the console. The console screen, which displayed only text, was known as the standard output device. Today, the term standard output device typically refers to the device that displays console output.</text:p>
      <text:p text:style-name="P6"/>
      <text:p text:style-name="P6">Performing output in Java, as well as many other tasks, is accomplished by using the Java API. The term API stands for Application Programmer Interface. The API is a standard library of prewritten classes for performing specific operations. These classes and their methods are available to all Java programs. The print and println methods are part of the API and provide ways for output to be displayed on the standard output device.</text:p>
      <text:p text:style-name="P6"/>
      <text:p text:style-name="P6">Here is a brief summary of how it all works together:</text:p>
      <text:p text:style-name="P6"/>
      <text:p text:style-name="P6">The System class is part of the Java API. It has member objects and methods for performing system-level operations, such as sending output to the console.</text:p>
      <text:p text:style-name="P6"/>
      <text:p text:style-name="P6">The out object is a member of the System class. It provides methods for sending output to the screen.</text:p>
      <text:p text:style-name="P6"/>
      <text:p text:style-name="P6">The print and println methods are members of the out object. They actually perform the work of writing characters on the screen.</text:p>
      <text:p text:style-name="P6">The output would be the argument.</text:p>
      <text:p text:style-name="P6">Separate statements of system.out.println are on different lines.</text:p>
      <text:p text:style-name="P6"/>
      <text:p text:style-name="P6">The print method is different in that in prints on the same line.</text:p>
      <text:p text:style-name="P6">The layout of the actual output looks nothing like the arrangement of the strings in the source code. First, even though the output is broken up into four lines in the source code (lines 7 through 10), it comes out on the screen as one line. Second, notice that some of the words that are displayed are not separated by spaces. The strings are displayed exactly as they are sent to the print method. If spaces are to be displayed, they must appear in the strings.</text:p>
      <text:p text:style-name="P6"><text:soft-page-break/></text:p>
      <text:p text:style-name="P6">There are two ways to fix this program. The most obvious way is to use println methods instead of print methods. Another way is to use escape sequences to separate the output into different lines. An escape sequence starts with the backslash character (\), and is followed by one or more control characters. It allows you to control the way output is displayed by embedding commands within the string itself. The escape sequence that causes the output cursor to go to the next line is \n. Code Listing 2-5 illustrates its use.</text:p>
      <text:p text:style-name="P6"/>
      <text:p text:style-name="P6">Table 2-2 Common escape sequences</text:p>
      <text:p text:style-name="P6">Escape Sequence</text:p>
      <text:p text:style-name="P6"/>
      <text:p text:style-name="P6">Name</text:p>
      <text:p text:style-name="P6"/>
      <text:p text:style-name="P6">Description</text:p>
      <text:p text:style-name="P6"/>
      <text:p text:style-name="P6">\n</text:p>
      <text:p text:style-name="P6"/>
      <text:p text:style-name="P6">Newline</text:p>
      <text:p text:style-name="P6"/>
      <text:p text:style-name="P6">Advances the cursor to the next line for subsequent printing</text:p>
      <text:p text:style-name="P6"/>
      <text:p text:style-name="P6">\t</text:p>
      <text:p text:style-name="P6"/>
      <text:p text:style-name="P6">Horizontal tab</text:p>
      <text:p text:style-name="P6"/>
      <text:p text:style-name="P6">Causes the cursor to skip over to the next tab stop</text:p>
      <text:p text:style-name="P6"/>
      <text:p text:style-name="P6">\b</text:p>
      <text:p text:style-name="P6"/>
      <text:p text:style-name="P6">Backspace</text:p>
      <text:p text:style-name="P6"/>
      <text:p text:style-name="P6">Causes the cursor to back up, or move left, one position</text:p>
      <text:p text:style-name="P6"/>
      <text:p text:style-name="P6">\r</text:p>
      <text:p text:style-name="P6"/>
      <text:p text:style-name="P6">Return</text:p>
      <text:p text:style-name="P6"/>
      <text:p text:style-name="P6">Causes the cursor to go to the beginning of the current line, not the next line</text:p>
      <text:p text:style-name="P6"/>
      <text:p text:style-name="P6">\\</text:p>
      <text:p text:style-name="P6"/>
      <text:p text:style-name="P6">Backslash</text:p>
      <text:p text:style-name="P6"/>
      <text:p text:style-name="P6">Causes a backslash to be printed</text:p>
      <text:p text:style-name="P6"/>
      <text:p text:style-name="P6">\'</text:p>
      <text:p text:style-name="P6"/>
      <text:p text:style-name="P6">Single quote</text:p>
      <text:p text:style-name="P6"/>
      <text:p text:style-name="P6"><text:soft-page-break/>Causes a single quotation mark to be printed</text:p>
      <text:p text:style-name="P6"/>
      <text:p text:style-name="P6">\"</text:p>
      <text:p text:style-name="P6"/>
      <text:p text:style-name="P6">Double quote</text:p>
      <text:p text:style-name="P6"/>
      <text:p text:style-name="P6">Causes a double quotation mark to be printed</text:p>
      <text:p text:style-name="P6"/>
      <text:p text:style-name="P6"/>
      <text:p text:style-name="P9">2.3:</text:p>
      <text:p text:style-name="P6">variables are storage locations in computer memory.</text:p>
      <text:p text:style-name="P6">They must be declared before they are used.</text:p>
      <text:p text:style-name="P6">+ is a concatenation operator.</text:p>
      <text:p text:style-name="P6"/>
      <text:p text:style-name="P6">You can remedy this problem by breaking the argument up into smaller string literals, and then using the string concatenation operator to spread them out over more than one line. Here is an example:</text:p>
      <text:p text:style-name="P6"/>
      <text:p text:style-name="P6">System.out.println("Enter a value that is " +</text:p>
      <text:p text:style-name="P6"><text:s text:c="19"/>"greater than zero and less " +</text:p>
      <text:p text:style-name="P6"><text:s text:c="19"/>"than 10." );</text:p>
      <text:p text:style-name="P6">literals are values in the program.</text:p>
      <text:p text:style-name="P6"/>
      <text:p text:style-name="P6"/>
      <text:p text:style-name="P6">2.4: Primitive data</text:p>
      <text:p text:style-name="P6">Computer programs collect pieces of data from the real world and manipulate them in various ways. There are many different types of data. In the realm of numeric data, for example, there are whole and fractional numbers, negative and positive numbers, and numbers so large and others so small that they don’t even have a name. Then there is textual information. Names and addresses, for instance, are stored as strings of characters. When you write a program you must determine what types of data it is likely to encounter.</text:p>
      <text:p text:style-name="P6"/>
      <text:p text:style-name="P6">Each variable has a data type, which is the type of data that the variable can hold. Selecting the proper data type is important because a variable’s data type determines the amount of memory the variable uses, and the way the variable formats and stores data. It is important to select a data type that is appropriate for the type of data that your program will work with. If you are writing a program to calculate the number of miles to a distant star, you need variables that can hold very large numbers. If you are designing software to record microscopic dimensions, you need variables that store very small and precise numbers. If you are writing a program that must perform thousands of intensive calculations, you want variables that can be processed quickly. The data type of a variable determines all of these factors.</text:p>
      <text:p text:style-name="P6"/>
      <text:p text:style-name="P6"/>
      <text:p text:style-name="P5">Table 2-5 Primitive data types for numeric data</text:p>
      <text:p text:style-name="P5">Data Type</text:p>
      <text:p text:style-name="P5"/>
      <text:p text:style-name="P5">Size</text:p>
      <text:p text:style-name="P5"/>
      <text:p text:style-name="P5">Range</text:p>
      <text:p text:style-name="P5"/>
      <text:p text:style-name="P5"><text:soft-page-break/>byte</text:p>
      <text:p text:style-name="P5"/>
      <text:p text:style-name="P5">1 byte</text:p>
      <text:p text:style-name="P5"/>
      <text:p text:style-name="P5">Integers in the range of </text:p>
      <text:p text:style-name="P5">−</text:p>
      <text:p text:style-name="P5">128</text:p>
      <text:p text:style-name="P5"><text:s/>to </text:p>
      <text:p text:style-name="P5">+</text:p>
      <text:p text:style-name="P5">127</text:p>
      <text:p text:style-name="P5"/>
      <text:p text:style-name="P5">short</text:p>
      <text:p text:style-name="P5"/>
      <text:p text:style-name="P5">2 bytes</text:p>
      <text:p text:style-name="P5"/>
      <text:p text:style-name="P5">Integers in the range of </text:p>
      <text:p text:style-name="P5">−</text:p>
      <text:p text:style-name="P5">32</text:p>
      <text:p text:style-name="P5">,</text:p>
      <text:p text:style-name="P5">768</text:p>
      <text:p text:style-name="P5"><text:s/>to </text:p>
      <text:p text:style-name="P5">+</text:p>
      <text:p text:style-name="P5">32</text:p>
      <text:p text:style-name="P5">,</text:p>
      <text:p text:style-name="P5">767</text:p>
      <text:p text:style-name="P5"/>
      <text:p text:style-name="P5">int</text:p>
      <text:p text:style-name="P5"/>
      <text:p text:style-name="P5">4 bytes</text:p>
      <text:p text:style-name="P5"/>
      <text:p text:style-name="P5">Integers in the range of </text:p>
      <text:p text:style-name="P5">−</text:p>
      <text:p text:style-name="P5">2</text:p>
      <text:p text:style-name="P5">,</text:p>
      <text:p text:style-name="P5">147</text:p>
      <text:p text:style-name="P5">,</text:p>
      <text:p text:style-name="P5">483</text:p>
      <text:p text:style-name="P5">,</text:p>
      <text:p text:style-name="P5">648</text:p>
      <text:p text:style-name="P5"><text:s/>to </text:p>
      <text:p text:style-name="P5">+</text:p>
      <text:p text:style-name="P5">2</text:p>
      <text:p text:style-name="P5">,</text:p>
      <text:p text:style-name="P5">147</text:p>
      <text:p text:style-name="P5">,</text:p>
      <text:p text:style-name="P5">483</text:p>
      <text:p text:style-name="P5">,</text:p>
      <text:p text:style-name="P5">647</text:p>
      <text:p text:style-name="P5"/>
      <text:p text:style-name="P5"><text:soft-page-break/>long</text:p>
      <text:p text:style-name="P5"/>
      <text:p text:style-name="P5">8 bytes</text:p>
      <text:p text:style-name="P5"/>
      <text:p text:style-name="P5">Integers in the range of </text:p>
      <text:p text:style-name="P5">−</text:p>
      <text:p text:style-name="P5">9</text:p>
      <text:p text:style-name="P5">,</text:p>
      <text:p text:style-name="P5">223</text:p>
      <text:p text:style-name="P5">,</text:p>
      <text:p text:style-name="P5">372</text:p>
      <text:p text:style-name="P5">,</text:p>
      <text:p text:style-name="P5">036</text:p>
      <text:p text:style-name="P5">,</text:p>
      <text:p text:style-name="P5">854</text:p>
      <text:p text:style-name="P5">,</text:p>
      <text:p text:style-name="P5">775</text:p>
      <text:p text:style-name="P5">,</text:p>
      <text:p text:style-name="P5">808</text:p>
      <text:p text:style-name="P5"><text:s/>to </text:p>
      <text:p text:style-name="P5">+</text:p>
      <text:p text:style-name="P5">9</text:p>
      <text:p text:style-name="P5">,</text:p>
      <text:p text:style-name="P5">223</text:p>
      <text:p text:style-name="P5">,</text:p>
      <text:p text:style-name="P5">372</text:p>
      <text:p text:style-name="P5">,</text:p>
      <text:p text:style-name="P5">036</text:p>
      <text:p text:style-name="P5">,</text:p>
      <text:p text:style-name="P5">854</text:p>
      <text:p text:style-name="P5">,</text:p>
      <text:p text:style-name="P5">775</text:p>
      <text:p text:style-name="P5">,</text:p>
      <text:p text:style-name="P5">807</text:p>
      <text:p text:style-name="P5"/>
      <text:p text:style-name="P5">float</text:p>
      <text:p text:style-name="P5"/>
      <text:p text:style-name="P5">4 bytes</text:p>
      <text:p text:style-name="P5"/>
      <text:p text:style-name="P5">Floating-point numbers in the range of </text:p>
      <text:p text:style-name="P5">±</text:p>
      <text:p text:style-name="P5">3.4</text:p>
      <text:p text:style-name="P5">×</text:p>
      <text:p text:style-name="P5">10</text:p>
      <text:p text:style-name="P5">−</text:p>
      <text:p text:style-name="P5">38</text:p>
      <text:p text:style-name="P5"><text:s/>to </text:p>
      <text:p text:style-name="P5">±</text:p>
      <text:p text:style-name="P5">3.4</text:p>
      <text:p text:style-name="P5"><text:soft-page-break/>×</text:p>
      <text:p text:style-name="P5">10</text:p>
      <text:p text:style-name="P5">38</text:p>
      <text:p text:style-name="P5">,</text:p>
      <text:p text:style-name="P5"><text:s/>with 7 digits of accuracy</text:p>
      <text:p text:style-name="P5"/>
      <text:p text:style-name="P5">double</text:p>
      <text:p text:style-name="P5"/>
      <text:p text:style-name="P5">8 bytes</text:p>
      <text:p text:style-name="P5"/>
      <text:p text:style-name="P5">Floating-point numbers in the range of </text:p>
      <text:p text:style-name="P5">±</text:p>
      <text:p text:style-name="P5">1.7</text:p>
      <text:p text:style-name="P5">×</text:p>
      <text:p text:style-name="P5">10</text:p>
      <text:p text:style-name="P5">−</text:p>
      <text:p text:style-name="P5">308</text:p>
      <text:p text:style-name="P5"><text:s/>to </text:p>
      <text:p text:style-name="P5">±</text:p>
      <text:p text:style-name="P5">1.7</text:p>
      <text:p text:style-name="P5">×</text:p>
      <text:p text:style-name="P5">10</text:p>
      <text:p text:style-name="P5">308</text:p>
      <text:p text:style-name="P5">,</text:p>
      <text:p text:style-name="P5"><text:s/>with 15 digits of accuracy</text:p>
      <text:p text:style-name="P5"/>
      <text:p text:style-name="P5">The words listed in the left column of Table 2-5 are the key words that you use in variable declarations. A variable declaration takes the following general format:</text:p>
      <text:p text:style-name="P5"/>
      <text:p text:style-name="P5">DataType VariableName;</text:p>
      <text:p text:style-name="P5"/>
      <text:p text:style-name="P5">In most programs you will need more than one variable of any given data type. If a program uses three integers, length, width, and area, they could be declared separately, as follows:</text:p>
      <text:p text:style-name="P5"/>
      <text:p text:style-name="P5">int length;</text:p>
      <text:p text:style-name="P5">int width;</text:p>
      <text:p text:style-name="P5">int area;</text:p>
      <text:p text:style-name="P5">It is easier, however, to combine the three variable declarations:</text:p>
      <text:p text:style-name="P5"/>
      <text:p text:style-name="P5">int length, width, area;</text:p>
      <text:p text:style-name="P5">Floating-Point Data Types</text:p>
      <text:p text:style-name="P5">Whole numbers are not adequate for many jobs. If you are writing a program that works with dollar amounts or precise measurements, you need a data type that allows fractional values. In programming terms, these are called floating-point numbers. Values such as 1.7 and </text:p>
      <text:p text:style-name="P5">−</text:p>
      <text:p text:style-name="P5">45.316</text:p>
      <text:p text:style-name="P5"><text:s/>are floating-point numbers.</text:p>
      <text:p text:style-name="P5"/>
      <text:p text:style-name="P5"><text:soft-page-break/>In Java there are two data types that can represent floating-point numbers. They are float and double. The float data type is considered a single precision data type. It can store a floating-point number with 7 digits of accuracy. The double data type is considered a double precision data type. It can store a floating-point number with 15 digits of accuracy. The double data type uses twice as much memory as the float data type, however. A float variable occupies 4 bytes of memory, whereas a double variable uses 8 bytes.</text:p>
      <text:p text:style-name="P5"/>
      <text:p text:style-name="P5">Floating-Point Literals</text:p>
      <text:p text:style-name="P5">When you write a floating-point literal in your program code, Java assumes it to be of the double data type. For example, in Code Listing 2-11, the literals 29.75, 1.76, and 31.51 are all treated as double values. Because of this, a problem can arise when assigning a floating-point literal to a float variable. Java is a strongly typed language, which means that it only allows you to store values of compatible data types in variables. A double value is not compatible with a float variable because a double can be much larger or much smaller than the allowable range for a float. As a result, code such as the following will cause an error:</text:p>
      <text:p text:style-name="P5"/>
      <text:p text:style-name="P5">float number;</text:p>
      <text:p text:style-name="P5">number = 23.5; <text:s text:c="11"/>// Error!</text:p>
      <text:p text:style-name="P5">You can force a double literal to be treated as a float, however, by suffixing it with the letter F or f. The preceding code can be rewritten in the following manner to prevent an error:</text:p>
      <text:p text:style-name="P5"/>
      <text:p text:style-name="P5">float number;</text:p>
      <text:p text:style-name="P5">number = 23.5F; <text:s text:c="11"/>// This will work.</text:p>
      <text:p text:style-name="P5"/>
      <text:p text:style-name="P5">Scientific and E Notation</text:p>
      <text:p text:style-name="P5">Floating-point literals can be represented in scientific notation. Take the number 47,281.97. In scientific notation this number is </text:p>
      <text:p text:style-name="P5">4.728197</text:p>
      <text:p text:style-name="P5">×</text:p>
      <text:p text:style-name="P5">10</text:p>
      <text:p text:style-name="P5">4</text:p>
      <text:p text:style-name="P5">.</text:p>
      <text:p text:style-name="P5"><text:s/>(</text:p>
      <text:p text:style-name="P5">10</text:p>
      <text:p text:style-name="P5">4</text:p>
      <text:p text:style-name="P5"><text:s/>is equal to 10,000, and </text:p>
      <text:p text:style-name="P5">4.728197</text:p>
      <text:p text:style-name="P5">×</text:p>
      <text:p text:style-name="P5">10</text:p>
      <text:p text:style-name="P5">,</text:p>
      <text:p text:style-name="P5">000</text:p>
      <text:p text:style-name="P5"><text:s/>is 47,281.97.)</text:p>
      <text:p text:style-name="P5"/>
      <text:p text:style-name="P5">Java uses E notation to represent values in scientific notation. In E notation, the number </text:p>
      <text:p text:style-name="P5">4.728197</text:p>
      <text:p text:style-name="P5">×</text:p>
      <text:p text:style-name="P5">10</text:p>
      <text:p text:style-name="P5">4</text:p>
      <text:p text:style-name="P5"><text:s/>would be 4.728197E4. Table 2-6 shows other numbers represented in scientific and E notation.</text:p>
      <text:p text:style-name="P5"><text:soft-page-break/></text:p>
      <text:p text:style-name="P5">Table 2-6 Floating-point representations</text:p>
      <text:p text:style-name="P5">Decimal Notation</text:p>
      <text:p text:style-name="P5"/>
      <text:p text:style-name="P5">Scientific Notation</text:p>
      <text:p text:style-name="P5"/>
      <text:p text:style-name="P5">E Notation</text:p>
      <text:p text:style-name="P5"/>
      <text:p text:style-name="P5">247.91</text:p>
      <text:p text:style-name="P5"/>
      <text:p text:style-name="P5">2.4791</text:p>
      <text:p text:style-name="P5">×</text:p>
      <text:p text:style-name="P5">10</text:p>
      <text:p text:style-name="P5">2</text:p>
      <text:p text:style-name="P5"/>
      <text:p text:style-name="P5">2.4791E2</text:p>
      <text:p text:style-name="P5"/>
      <text:p text:style-name="P5">0.00072</text:p>
      <text:p text:style-name="P5"/>
      <text:p text:style-name="P5">7.2</text:p>
      <text:p text:style-name="P5">×</text:p>
      <text:p text:style-name="P5">10</text:p>
      <text:p text:style-name="P5">−</text:p>
      <text:p text:style-name="P5">4</text:p>
      <text:p text:style-name="P5"/>
      <text:p text:style-name="P5">7.2E–4</text:p>
      <text:p text:style-name="P5"/>
      <text:p text:style-name="P5">2,900,000</text:p>
      <text:p text:style-name="P5"/>
      <text:p text:style-name="P5">2.9</text:p>
      <text:p text:style-name="P5">×</text:p>
      <text:p text:style-name="P5">10</text:p>
      <text:p text:style-name="P5">6</text:p>
      <text:p text:style-name="P5"/>
      <text:p text:style-name="P5">2.9E6</text:p>
      <text:p text:style-name="P5"/>
      <text:p text:style-name="P5"><text:s/>NOTE:</text:p>
      <text:p text:style-name="P5">The E can be uppercase or lowercase.</text:p>
      <text:p text:style-name="P5"/>
      <text:p text:style-name="P5">Code Listing 2-12 demonstrates the use of floating-point literals expressed in E notation.</text:p>
      <text:p text:style-name="P5"/>
      <text:p text:style-name="P5">Code Listing 2-12 (SunFacts.java)</text:p>
      <text:p text:style-name="P5"><text:s/>1 <text:s/>// This program uses E notation.</text:p>
      <text:p text:style-name="P5"><text:s/>2</text:p>
      <text:p text:style-name="P5"><text:s/>3 <text:s/>public class SunFacts</text:p>
      <text:p text:style-name="P5"><text:s/>4 <text:s/>{</text:p>
      <text:p text:style-name="P5"><text:s/>5 <text:s text:c="4"/>public static void main(String[] args)</text:p>
      <text:p text:style-name="P5"><text:s/>6 <text:s text:c="4"/>{</text:p>
      <text:p text:style-name="P5"><text:s/>7 <text:s text:c="7"/>double distance, mass;</text:p>
      <text:p text:style-name="P5"><text:soft-page-break/><text:s/>8</text:p>
      <text:p text:style-name="P5"><text:s/>9 <text:s text:c="7"/>distance = 1.495979E11;</text:p>
      <text:p text:style-name="P5">10 <text:s text:c="7"/>mass = 1.989E30;</text:p>
      <text:p text:style-name="P5">11 <text:s text:c="7"/>System.out.println("The sun is " + distance +</text:p>
      <text:p text:style-name="P5">12 <text:s text:c="26"/>" meters away.");</text:p>
      <text:p text:style-name="P5">13 <text:s text:c="7"/>System.out.println("The sun's mass is " + mass +</text:p>
      <text:p text:style-name="P5">14 <text:s text:c="26"/>" kilograms.");</text:p>
      <text:p text:style-name="P5">15 <text:s text:c="4"/>}</text:p>
      <text:p text:style-name="P5">16 <text:s/>}</text:p>
      <text:p text:style-name="P5"/>
      <text:p text:style-name="P6">booleans allow <text:s/>variables holding values of true or false</text:p>
      <text:p text:style-name="P6">char stores one character in single </text:p>
      <text:p text:style-name="P6">quotes</text:p>
      <text:p text:style-name="P6">char literals and string literals are different by the amount of quotes you use whith strings being two.</text:p>
      <text:p text:style-name="P6"/>
      <text:p text:style-name="P6"/>
      <text:p text:style-name="P6">Unicode</text:p>
      <text:p text:style-name="P6">Characters are internally represented by numbers. Each printable character, as well as many non-printable characters, is assigned a unique number. Java uses Unicode, which is a set of numbers that are used as codes for representing characters. Each Unicode number requires two bytes of memory, so char variables occupy two bytes. When a character is stored in memory, it is actually the numeric code that is stored. When the computer is instructed to print the value on the screen, it displays the character that corresponds with the numeric code.</text:p>
      <text:p text:style-name="P6"/>
      <text:p text:style-name="P6">You may want to refer to Appendix A, available on the book’s companion Web site (at www.pearsonhighered.com/gaddis), which shows a portion of the Unicode character set. Notice that the number 65 is the code for A, 66 is the code for B, and so on. Code Listing 2-15 demonstrates that when you work with characters, you are actually working with numbers.</text:p>
      <text:p text:style-name="P6"/>
      <text:p text:style-name="P6">Code Listing 2-15 (Letters2.java)</text:p>
      <text:p text:style-name="P6"><text:s/>1 <text:s/>// This program demonstrates the close relationship between</text:p>
      <text:p text:style-name="P6"><text:s/>2 <text:s/>// characters and integers.</text:p>
      <text:p text:style-name="P6"><text:s/>3</text:p>
      <text:p text:style-name="P6"><text:s/>4 <text:s/>public class Letters2</text:p>
      <text:p text:style-name="P6"><text:s/>5 <text:s/>{</text:p>
      <text:p text:style-name="P6"><text:s/>6 <text:s text:c="4"/>public static void main(String[] args)</text:p>
      <text:p text:style-name="P6"><text:s/>7 <text:s text:c="4"/>{</text:p>
      <text:p text:style-name="P6"><text:s/>8 <text:s text:c="7"/>char letter;</text:p>
      <text:p text:style-name="P6"><text:s/>9</text:p>
      <text:p text:style-name="P6">10 <text:s text:c="7"/>letter = 65;</text:p>
      <text:p text:style-name="P6">11 <text:s text:c="7"/>System.out.println(letter);</text:p>
      <text:p text:style-name="P6">12 <text:s text:c="7"/>letter = 66;</text:p>
      <text:p text:style-name="P6">13 <text:s text:c="7"/>System.out.println(letter);</text:p>
      <text:p text:style-name="P6">14 <text:s text:c="4"/>}</text:p>
      <text:p text:style-name="P6">15 <text:s/>}</text:p>
      <text:p text:style-name="P6"/>
      <text:p text:style-name="P6">variable names are always on the left side.</text:p>
      <text:p text:style-name="P6"/>
      <text:p text:style-name="P6"><text:soft-page-break/>It is important to note that the assignment operator only changes the contents of its left operand. The second statement assigns the value of the length variable to the width variable. After the statement has executed, length still has the same value, 20.</text:p>
      <text:p text:style-name="P6"/>
      <text:p text:style-name="P6">You may also assign values to variables as part of the declaration statement. This is known as initialization. Code Listing 2-16 shows how it is done.</text:p>
      <text:p text:style-name="P6"/>
      <text:p text:style-name="P6">The variable declaration statement in this program is in line 7:</text:p>
      <text:p text:style-name="P6"/>
      <text:p text:style-name="P6">int month = 2, days = 28;</text:p>
      <text:p text:style-name="P6">when a new value is assigned to a variable the new value takes the place</text:p>
      <text:p text:style-name="P6"/>
      <text:p text:style-name="P9">2.5 Arithmetic Operators:</text:p>
      <text:p text:style-name="P6">Of course, we understand this represents the value negative five. We can also apply the operator to a variable, as follows:</text:p>
      <text:p text:style-name="P6"/>
      <text:p text:style-name="P6">–number</text:p>
      <text:p text:style-name="P6">This expression gives the negative of the value stored in number. The minus sign, when used this way, is called the negation operator. Because it requires only one operand, it is a unary operator.</text:p>
      <text:p text:style-name="P6"/>
      <text:p text:style-name="P6">Binary operators work with two operands. The assignment operator is in this category. ­Ternary operators, as you may have guessed, require three operands. Java has only one ternary operator, which is discussed in Chapter 3.</text:p>
      <text:p text:style-name="P6"/>
      <text:p text:style-name="P6">Arithmetic operations are very common in programming. Table 2-7 shows the arithmetic operators in Java.</text:p>
      <text:p text:style-name="P6"/>
      <text:p text:style-name="P6">Table 2-7 Arithmetic operators</text:p>
      <text:p text:style-name="P6">Operator</text:p>
      <text:p text:style-name="P6"/>
      <text:p text:style-name="P6">Meaning</text:p>
      <text:p text:style-name="P6"/>
      <text:p text:style-name="P6">Type</text:p>
      <text:p text:style-name="P6"/>
      <text:p text:style-name="P6">Example</text:p>
      <text:p text:style-name="P6"/>
      <text:p text:style-name="P6">+</text:p>
      <text:p text:style-name="P6"/>
      <text:p text:style-name="P6">Addition</text:p>
      <text:p text:style-name="P6"/>
      <text:p text:style-name="P6">Binary</text:p>
      <text:p text:style-name="P6"/>
      <text:p text:style-name="P6">total = cost + tax;</text:p>
      <text:p text:style-name="P6"/>
      <text:p text:style-name="P6">−</text:p>
      <text:p text:style-name="P6"/>
      <text:p text:style-name="P6">Subtraction</text:p>
      <text:p text:style-name="P6"/>
      <text:p text:style-name="P6">Binary</text:p>
      <text:p text:style-name="P6"><text:soft-page-break/></text:p>
      <text:p text:style-name="P6">cost = total − tax;</text:p>
      <text:p text:style-name="P6"/>
      <text:p text:style-name="P6">*</text:p>
      <text:p text:style-name="P6"/>
      <text:p text:style-name="P6">Multiplication</text:p>
      <text:p text:style-name="P6"/>
      <text:p text:style-name="P6">Binary</text:p>
      <text:p text:style-name="P6"/>
      <text:p text:style-name="P6">tax = cost * rate;</text:p>
      <text:p text:style-name="P6"/>
      <text:p text:style-name="P6">/</text:p>
      <text:p text:style-name="P6"/>
      <text:p text:style-name="P6">Division</text:p>
      <text:p text:style-name="P6"/>
      <text:p text:style-name="P6">Binary</text:p>
      <text:p text:style-name="P6"/>
      <text:p text:style-name="P6">salePrice = original / 2;</text:p>
      <text:p text:style-name="P6"/>
      <text:p text:style-name="P6">%</text:p>
      <text:p text:style-name="P6"/>
      <text:p text:style-name="P6">Modulus</text:p>
      <text:p text:style-name="P6"/>
      <text:p text:style-name="P6">Binary</text:p>
      <text:p text:style-name="P6"/>
      <text:p text:style-name="P6">remainder = value % 3;</text:p>
      <text:p text:style-name="P6"/>
      <text:p text:style-name="P6">Integer Division</text:p>
      <text:p text:style-name="P6">When both operands of the division operator are integers, the operator will perform integer division. This means the result of the division will be an integer as well. If there is a remainder, it will be discarded. For example, look at the following code:</text:p>
      <text:p text:style-name="P6"/>
      <text:p text:style-name="P6">double number;</text:p>
      <text:p text:style-name="P6">number = 5 / 2;</text:p>
      <text:p text:style-name="P6">This code divides 5 by 2 and assigns the result to the number variable. What value will be stored in number? You would probably assume that 2.5 would be stored in number because that is the result your calculator shows when you divide 5 by 2; however, that is not what happens when the previous Java code is executed. Because the numbers 5 and 2 are both integers, the fractional part of the result will be thrown away, or truncated. As a result, the value 2 will be assigned to the number variable.</text:p>
      <text:p text:style-name="P6"/>
      <text:p text:style-name="P6">In the previous code, it doesn’t matter that number is declared as a double because the fractional part of the result is discarded before the assignment takes place. In order for a division operation to return a floating-point value, one of the operands must be of a floating-point data type. For example, the previous code could be written as follows:</text:p>
      <text:p text:style-name="P6"/>
      <text:p text:style-name="P6">double number;</text:p>
      <text:p text:style-name="P6">number = 5.0 / 2;</text:p>
      <text:p text:style-name="P6">In this code, 5.0 is treated as a floating-point number, so the division operation will return a floating-point number. The result of the division is 2.5.</text:p>
      <text:p text:style-name="P6"><text:soft-page-break/></text:p>
      <text:p text:style-name="P6">The Math Class</text:p>
      <text:p text:style-name="P6">The Java API provides a class named Math, which contains numerous methods that are useful for performing complex mathematical operations. In this section we will briefly look at the Math.pow and Math.sqrt methods.</text:p>
      <text:p text:style-name="P6"/>
      <text:p text:style-name="P6">The Math.pow Method</text:p>
      <text:p text:style-name="P6">In Java, raising a number to a power requires the Math.pow method. Here is an example of how the Math.pow method is used:</text:p>
      <text:p text:style-name="P6"/>
      <text:p text:style-name="P6">result = Math.pow(4.0, 2.0);</text:p>
      <text:p text:style-name="P6">The method takes two double arguments. It raises the first argument to the power of the second argument, and returns the result as a double. In this example, 4.0 is raised to the power of 2.0. This statement is equivalent to the following algebraic statement:</text:p>
      <text:p text:style-name="P6"/>
      <text:p text:style-name="P6">result = 42</text:p>
      <text:p text:style-name="P6">Here is another example of a statement using the Math.pow method. It assigns 3 times </text:p>
      <text:p text:style-name="P6">6</text:p>
      <text:p text:style-name="P6">3</text:p>
      <text:p text:style-name="P6"><text:s/>to x:</text:p>
      <text:p text:style-name="P6"/>
      <text:p text:style-name="P6">x = 3 * Math.pow(6.0, 3.0);</text:p>
      <text:p text:style-name="P6">And the following statement displays the value of 5 raised to the power of 4:</text:p>
      <text:p text:style-name="P6"/>
      <text:p text:style-name="P6">System.out.println(Math.pow(5.0, 4.0));</text:p>
      <text:p text:style-name="P6">The Math.sqrt Method</text:p>
      <text:p text:style-name="P6">The Math.sqrt method accepts a double value as its argument and returns the square root of the value. Here is an example of how the method is used:</text:p>
      <text:p text:style-name="P6"/>
      <text:p text:style-name="P6">result = Math.sqrt(9.0);</text:p>
      <text:p text:style-name="P6">In this example the value 9.0 is passed as an argument to the Math.sqrt method. The method will return the square root of 9.0, which is assigned to the result variable. The following statement shows another example. In this statement the square root of 25.0 (which is 5.0) is displayed on the screen:</text:p>
      <text:p text:style-name="P6"/>
      <text:p text:style-name="P6">System.out.println(Math.sqrt(25.0));</text:p>
      <text:p text:style-name="P6"/>
      <text:p text:style-name="P9">2.6:</text:p>
      <text:p text:style-name="P6">Table 2-12 Various assignment statements (assume x = 6 in each statement)</text:p>
      <text:p text:style-name="P6">Statement</text:p>
      <text:p text:style-name="P6"/>
      <text:p text:style-name="P6">What It Does</text:p>
      <text:p text:style-name="P6"/>
      <text:p text:style-name="P6">Value of x after the Statement</text:p>
      <text:p text:style-name="P6"/>
      <text:p text:style-name="P6">x = x + 4;</text:p>
      <text:p text:style-name="P6"/>
      <text:p text:style-name="P6">Adds 4 to x</text:p>
      <text:p text:style-name="P6"/>
      <text:p text:style-name="P6">10</text:p>
      <text:p text:style-name="P6"><text:soft-page-break/></text:p>
      <text:p text:style-name="P6">x = x − 3;</text:p>
      <text:p text:style-name="P6"/>
      <text:p text:style-name="P6">Subtracts 3 from x</text:p>
      <text:p text:style-name="P6"/>
      <text:p text:style-name="P6">3</text:p>
      <text:p text:style-name="P6"/>
      <text:p text:style-name="P6">x = x * 10;</text:p>
      <text:p text:style-name="P6"/>
      <text:p text:style-name="P6">Multiplies x by 10</text:p>
      <text:p text:style-name="P6"/>
      <text:p text:style-name="P6">60</text:p>
      <text:p text:style-name="P6"/>
      <text:p text:style-name="P6">x = x / 2;</text:p>
      <text:p text:style-name="P6"/>
      <text:p text:style-name="P6">Divides x by 2</text:p>
      <text:p text:style-name="P6"/>
      <text:p text:style-name="P6">3</text:p>
      <text:p text:style-name="P6"/>
      <text:p text:style-name="P6">x = x % 4</text:p>
      <text:p text:style-name="P6"/>
      <text:p text:style-name="P6">Assigns the remainder of x / 4 to x.</text:p>
      <text:p text:style-name="P6"/>
      <text:p text:style-name="P6">2</text:p>
      <text:p text:style-name="P6"/>
      <text:p text:style-name="P6">These types of operations are common in programming. For convenience, Java offers a special set of operators designed specifically for these jobs. Table 2-13 shows the combined assignment operators, also known as compound operators.</text:p>
      <text:p text:style-name="P6"/>
      <text:p text:style-name="P6">Table 2-13 Combined assignment operators</text:p>
      <text:p text:style-name="P6">Operator</text:p>
      <text:p text:style-name="P6"/>
      <text:p text:style-name="P6">Example Usage</text:p>
      <text:p text:style-name="P6"/>
      <text:p text:style-name="P6">Equivalent To</text:p>
      <text:p text:style-name="P6"/>
      <text:p text:style-name="P6">+=</text:p>
      <text:p text:style-name="P6"/>
      <text:p text:style-name="P6">x += 5;</text:p>
      <text:p text:style-name="P6"/>
      <text:p text:style-name="P6">x = x + 5;</text:p>
      <text:p text:style-name="P6"/>
      <text:p text:style-name="P6">−=</text:p>
      <text:p text:style-name="P6"/>
      <text:p text:style-name="P6">y −= 2;</text:p>
      <text:p text:style-name="P6"/>
      <text:p text:style-name="P6">y = y − 2;</text:p>
      <text:p text:style-name="P6"/>
      <text:p text:style-name="P6">*=</text:p>
      <text:p text:style-name="P6"><text:soft-page-break/></text:p>
      <text:p text:style-name="P6">z *= 10;</text:p>
      <text:p text:style-name="P6"/>
      <text:p text:style-name="P6">z = z * 10;</text:p>
      <text:p text:style-name="P6"/>
      <text:p text:style-name="P6">/=</text:p>
      <text:p text:style-name="P6"/>
      <text:p text:style-name="P6">a /= b;</text:p>
      <text:p text:style-name="P6"/>
      <text:p text:style-name="P6">a = a / b;</text:p>
      <text:p text:style-name="P6"/>
      <text:p text:style-name="P6">%=</text:p>
      <text:p text:style-name="P6"/>
      <text:p text:style-name="P6">c %= 3;</text:p>
      <text:p text:style-name="P6"/>
      <text:p text:style-name="P6">c = c % 3;</text:p>
      <text:p text:style-name="P6"/>
      <text:p text:style-name="P9">2.7:</text:p>
      <text:p text:style-name="P6">Java only does data conversion if loss of data will not happen so a double can not be stored in a int but a short could. The double can store more data than int.</text:p>
      <text:p text:style-name="P6">you can store a lower ranked number in a higher ranked one but not vice versa. From lowest to highest: byte,short,int,long,float, and double.</text:p>
      <text:p text:style-name="P6">In assignment statements where values of lower-ranked data types are stored in variables of higher-ranked data types, Java automatically converts the lower-ranked value to the higher-ranked type. This is called a widening conversion. For example, the following code demonstrates a widening conversion, which takes place when an int value is stored in a double variable:</text:p>
      <text:p text:style-name="P6"/>
      <text:p text:style-name="P6">double x;</text:p>
      <text:p text:style-name="P6">int y = 10;</text:p>
      <text:p text:style-name="P6">x = y; <text:s text:c="7"/>// Performs a widening conversion</text:p>
      <text:p text:style-name="P6">A narrowing conversion is the conversion of a value to a lower-ranked type. For example, converting a double to an int would be a narrowing conversion. Because narrowing conversions can potentially cause a loss of data, Java does not automatically perform them.</text:p>
      <text:p text:style-name="P6"/>
      <text:p text:style-name="P6">Cast Operators</text:p>
      <text:p text:style-name="P6">The cast operator lets you manually convert a value, even if it means that a narrowing conversion will take place. Cast operators are unary operators that appear as a data type name enclosed in a set of parentheses. The operator precedes the value being converted. Here is an example:</text:p>
      <text:p text:style-name="P6"/>
      <text:p text:style-name="P6">x = (int)number;</text:p>
      <text:p text:style-name="P6"/>
      <text:p text:style-name="P6">2.8 Creating Named Constants with final</text:p>
      <text:p text:style-name="P6">CONCEPT: The final key word can be used in a variable declaration to make the variable a named constant. Named constants are initialized with a value, and that value cannot change during the execution of the program.</text:p>
      <text:p text:style-name="P6"/>
      <text:p text:style-name="P6">Assume that the following statement appears in a banking program that calculates data pertaining to loans:</text:p>
      <text:p text:style-name="P6"/>
      <text:p text:style-name="P6"><text:soft-page-break/>amount = balance * 0.069;</text:p>
      <text:p text:style-name="P6">In such a program, two potential problems arise. First, it is not clear to anyone other than the original programmer what 0.069 is. It appears to be an interest rate, but in some situations there are fees associated with loan payments. How can the purpose of this statement be determined without painstakingly checking the rest of the program?</text:p>
      <text:p text:style-name="P6"/>
      <text:p text:style-name="P6">The second problem occurs if this number is used in other calculations throughout the program and must be changed periodically. Assuming the number is an interest rate, what if the rate changes from 6.9 percent to 8.2 percent? The programmer would have to search through the source code for every occurrence of the number.</text:p>
      <text:p text:style-name="P6"/>
      <text:p text:style-name="P6">Both of these problems can be addressed by using named constants. A named constant is a variable whose value is read only and cannot be changed during the program’s execution. You can create such a variable in Java by using the final key word in the variable declaration. The word final is written just before the data type. Here is an example:</text:p>
      <text:p text:style-name="P6"/>
      <text:p text:style-name="P6">final double INTEREST_RATE = 0.069;</text:p>
      <text:p text:style-name="P6"/>
      <text:p text:style-name="P6">When you declare a variable as final, you must either initialize it, or assign it a value, before you can use it. For example, the following code declares and initializes a final variable named PRICE before it is used in an output operation:</text:p>
      <text:p text:style-name="P6"/>
      <text:p text:style-name="P6">final double PRICE = 19.99;</text:p>
      <text:p text:style-name="P6">System.out.println("The price is " + PRICE);</text:p>
      <text:p text:style-name="P6">The following code declares a final variable named PRICE, assigns it a value in a separate statement, and then uses it in an output operation:</text:p>
      <text:p text:style-name="P6"/>
      <text:p text:style-name="P6">final double PRICE;</text:p>
      <text:p text:style-name="P6">PRICE = 19.99;</text:p>
      <text:p text:style-name="P6">System.out.println("The price is " + PRICE);</text:p>
      <text:p text:style-name="P6">The following code will cause an error when it is compiled, however, because you cannot use a final variable before you have given it a value:</text:p>
      <text:p text:style-name="P6"/>
      <text:p text:style-name="P6">final double PRICE;</text:p>
      <text:p text:style-name="P6">System.out.println("The price is " + PRICE); // Error!</text:p>
      <text:p text:style-name="P6">PRICE = 19.99;</text:p>
      <text:p text:style-name="P6">Once you have given a final variable a value, no statement in the program can change its value. The following code will cause a compiler error:</text:p>
      <text:p text:style-name="P6"/>
      <text:p text:style-name="P6">final double PRICE;</text:p>
      <text:p text:style-name="P6">PRICE = 19.99;</text:p>
      <text:p text:style-name="P6">System.out.println("The price is " + PRICE);</text:p>
      <text:p text:style-name="P6">PRICE = 12.99; <text:s/>// Error! Cannot change PRICE.</text:p>
      <text:p text:style-name="P6">An advantage of using named constants is that they make programs more self-documenting. The following statement:</text:p>
      <text:p text:style-name="P6"/>
      <text:p text:style-name="P6">amount = balance * 0.069;</text:p>
      <text:p text:style-name="P6">can be changed to read</text:p>
      <text:p text:style-name="P6"/>
      <text:p text:style-name="P6"><text:soft-page-break/>amount = balance * INTEREST_RATE;</text:p>
      <text:p text:style-name="P6">A new programmer can read the second statement and know what is happening. It is evident that balance is being multiplied by the interest rate. Another advantage to this approach is that widespread changes can easily be made to the program. Let’s say the interest rate appears in a dozen different statements throughout the program. When the rate changes, the initialization value in the definition of the named constant is the only value that needs to be modified. If the rate increases to 8.2 percent, the declaration can be changed to the following:</text:p>
      <text:p text:style-name="P6"/>
      <text:p text:style-name="P6">final double INTEREST_RATE = 0.082;</text:p>
      <text:p text:style-name="P6">The program is then ready to be recompiled. Every statement that uses INTEREST_RATE will use the new value.</text:p>
      <text:p text:style-name="P6"/>
      <text:p text:style-name="P6">Math.PI provides a constant for the value of pi that is predetermined.</text:p>
      <text:p text:style-name="P6"/>
      <text:p text:style-name="P9">2.9:</text:p>
      <text:p text:style-name="P6">Strings hold characters.</text:p>
      <text:p text:style-name="P6">Strings are not primitive data types</text:p>
      <text:p text:style-name="P6">class types hold the memory addresses instead.</text:p>
      <text:p text:style-name="P6">Because the String type is a class instead of a primitive data type, it provides numerous methods for working with strings. For example, the String class has a method named length that returns the length of the string stored in an object. Assuming the name variable references a String object, the following statement stores the length of its string in the variable stringSize (assume that stringSize is an int variable):</text:p>
      <text:p text:style-name="P6"/>
      <text:p text:style-name="P6">stringSize = name.length();</text:p>
      <text:p text:style-name="P6"/>
      <text:p text:style-name="P6">Table 2-15 A few String class methods</text:p>
      <text:p text:style-name="P6">Method</text:p>
      <text:p text:style-name="P6"/>
      <text:p text:style-name="P6">Description and Example</text:p>
      <text:p text:style-name="P6"/>
      <text:p text:style-name="P6">charAt(index)</text:p>
      <text:p text:style-name="P6"/>
      <text:p text:style-name="P6">The argument index is an int value and specifies a character position in the string. The first character is at position 0, the second character is at position 1, and so forth. The method returns the character at the specified position. The return value is of the type char.</text:p>
      <text:p text:style-name="P6"/>
      <text:p text:style-name="P6">Example:</text:p>
      <text:p text:style-name="P6"/>
      <text:p text:style-name="P6"><text:s text:c="4"/>char letter;</text:p>
      <text:p text:style-name="P6"><text:s text:c="4"/>String name = "Herman";</text:p>
      <text:p text:style-name="P6"><text:s text:c="4"/>letter = name.charAt(3);</text:p>
      <text:p text:style-name="P6">After this code executes, the variable letter will hold the character ‘m’.</text:p>
      <text:p text:style-name="P6"/>
      <text:p text:style-name="P6">length()</text:p>
      <text:p text:style-name="P6"/>
      <text:p text:style-name="P6">This method returns the number of characters in the string. The return value is of the type int.</text:p>
      <text:p text:style-name="P6"/>
      <text:p text:style-name="P6">Example:</text:p>
      <text:p text:style-name="P6"><text:soft-page-break/></text:p>
      <text:p text:style-name="P6"><text:s text:c="4"/>int stringSize;</text:p>
      <text:p text:style-name="P6"><text:s text:c="4"/>String name = "Herman";</text:p>
      <text:p text:style-name="P6"><text:s text:c="4"/>stringSize = name.length();</text:p>
      <text:p text:style-name="P6">After this code executes, the stringSize variable will hold the value 6.</text:p>
      <text:p text:style-name="P6"/>
      <text:p text:style-name="P6">toLowerCase()</text:p>
      <text:p text:style-name="P6"/>
      <text:p text:style-name="P6">This method returns a new string that is the lowercase equivalent of the string contained in the calling object.</text:p>
      <text:p text:style-name="P6"/>
      <text:p text:style-name="P6">Example:</text:p>
      <text:p text:style-name="P6"/>
      <text:p text:style-name="P6"><text:s text:c="4"/>String bigName = "HERMAN";</text:p>
      <text:p text:style-name="P6"><text:s text:c="4"/>String littleName = bigName.toLowerCase();</text:p>
      <text:p text:style-name="P6">After this code executes, the object referenced by littleName will hold the string “herman”.</text:p>
      <text:p text:style-name="P6"/>
      <text:p text:style-name="P6">toUpperCase()</text:p>
      <text:p text:style-name="P6"/>
      <text:p text:style-name="P6">This method returns a new string that is the uppercase equivalent of the string contained in the calling object.</text:p>
      <text:p text:style-name="P6"/>
      <text:p text:style-name="P6">Example:</text:p>
      <text:p text:style-name="P6"/>
      <text:p text:style-name="P6"><text:s text:c="4"/>String littleName = "herman";</text:p>
      <text:p text:style-name="P6"><text:s text:c="4"/>String bigName = littleName.toUpperCase();</text:p>
      <text:p text:style-name="P6">After this code executes, the object referenced by bigName will hold the string “HERMAN”.</text:p>
      <text:p text:style-name="P6"/>
      <text:p text:style-name="P6">2.10:</text:p>
      <text:p text:style-name="P6">scopes have access to the variable.</text:p>
      <text:p text:style-name="P6">Two variables can not have the same name and scope.</text:p>
      <text:p text:style-name="P6">2.11:</text:p>
      <text:p text:style-name="P6">Comments are for the readers and are ignored by the compiler.</text:p>
      <text:p text:style-name="P6">/* are for multiline comments</text:p>
      <text:p text:style-name="P6">they end with */</text:p>
      <text:p text:style-name="P6">The third type of comment is known as a documentation comment. Documentation comments can be read and processed by a program named javadoc, which comes with the JDK. The purpose of the javadoc program is to read Java source code files and generate attractively formatted HTML files that document the source code. If the source code files contain any documentation comments, the information in the comments becomes part of the HTML documentation. The HTML documentation files may be viewed in a Web browser.</text:p>
      <text:p text:style-name="P6"/>
      <text:p text:style-name="P6">Any comment that starts with /** and ends with */ is considered a documentation comment. Normally you write a documentation comment just before a class header, giving a brief description of the class. You also write a documentation comment just before each method header, giving a brief description of the method. For example, Code Listing 2-26 shows a program with documentation comments. This program has a documentation comment just before the class header, and just before the main method header.</text:p>
      <text:p text:style-name="P6">Javadoc will produce documentation</text:p>
      <text:p text:style-name="P6"><text:soft-page-break/>2.12:</text:p>
      <text:p text:style-name="P6">There is programming style. Java can read code differently than humans as humans prefer more organization to the code.</text:p>
      <text:p text:style-name="P6">2.13:</text:p>
      <text:p text:style-name="P6">you can use the scanner api to read computer input.</text:p>
      <text:p text:style-name="P6">Previously we discussed the System.out object, and how it refers to the standard output device. The Java API has another object, System.in, which refers to the standard input device. The standard input device is normally the keyboard. You can use the System.in object to read keystrokes that have been typed at the keyboard. However, using System.in is not as simple and straightforward as using System.out because the System.in object reads input only as byte values. This isn’t very useful because programs normally require values of other data types as input. To work around this, you can use the System.in object in conjunction with an object of the Scanner class. The Scanner class is designed to read input from a source (such as System.in), and it, provides methods that you can use to retrieve the input formatted as primitive values or strings.</text:p>
      <text:p text:style-name="P6"/>
      <text:p text:style-name="P6">First, you create a Scanner object and connect it to the System.in object. Here is an example of a statement that does just that:</text:p>
      <text:p text:style-name="P6"/>
      <text:p text:style-name="P6">Scanner keyboard = new Scanner(System.in);</text:p>
      <text:p text:style-name="P6">The Scanner class has methods for reading strings, bytes, integers, long integers, short integers, floats, and doubles. For example, the following code uses an object of the Scanner class to read an int value from the keyboard and assign the value to the number variable.</text:p>
      <text:p text:style-name="P6"/>
      <text:p text:style-name="P6">int number;</text:p>
      <text:p text:style-name="P6">Scanner keyboard = new Scanner(System.in);</text:p>
      <text:p text:style-name="P6">System.out.print("Enter an integer value: ");</text:p>
      <text:p text:style-name="P6">number = keyboard.nextInt();</text:p>
      <text:p text:style-name="P6">The last statement shown here calls the Scanner class’s nextInt method. The nextInt method formats an input value as an int, and then returns that value. Therefore, this statement formats the input that was entered at the keyboard as an int, and then returns it. The value is assigned to the number variable.</text:p>
      <text:p text:style-name="P6"/>
      <text:p text:style-name="P6">Table 2-17 Some of the Scanner class methods</text:p>
      <text:p text:style-name="P6">Method</text:p>
      <text:p text:style-name="P6"/>
      <text:p text:style-name="P6">Example and Description</text:p>
      <text:p text:style-name="P6"/>
      <text:p text:style-name="P6">nextByte</text:p>
      <text:p text:style-name="P6"/>
      <text:p text:style-name="P6">Example Usage:</text:p>
      <text:p text:style-name="P6"/>
      <text:p text:style-name="P6"><text:s text:c="3"/>byte x;</text:p>
      <text:p text:style-name="P6"><text:s text:c="3"/>Scanner keyboard = new Scanner(System.in);</text:p>
      <text:p text:style-name="P6"><text:s text:c="3"/>System.out.print("Enter a byte value: ");</text:p>
      <text:p text:style-name="P6"><text:s text:c="3"/>x = keyboard.nextByte();</text:p>
      <text:p text:style-name="P6">Description: Returns input as a byte.</text:p>
      <text:p text:style-name="P6"/>
      <text:p text:style-name="P6">nextDouble</text:p>
      <text:p text:style-name="P6"/>
      <text:p text:style-name="P6">Example Usage:</text:p>
      <text:p text:style-name="P6"><text:soft-page-break/></text:p>
      <text:p text:style-name="P6"><text:s text:c="3"/>double number;</text:p>
      <text:p text:style-name="P6"><text:s text:c="3"/>Scanner keyboard = new Scanner(System.in);</text:p>
      <text:p text:style-name="P6"><text:s text:c="3"/>System.out.print("Enter a double value: ");</text:p>
      <text:p text:style-name="P6"><text:s text:c="3"/>number = keyboard.nextDouble();</text:p>
      <text:p text:style-name="P6">Description: Returns input as a double.</text:p>
      <text:p text:style-name="P6"/>
      <text:p text:style-name="P6">nextFloat</text:p>
      <text:p text:style-name="P6"/>
      <text:p text:style-name="P6">Example Usage:</text:p>
      <text:p text:style-name="P6"/>
      <text:p text:style-name="P6"><text:s text:c="3"/>float number;</text:p>
      <text:p text:style-name="P6"><text:s text:c="3"/>Scanner keyboard = new Scanner(System.in);</text:p>
      <text:p text:style-name="P6"><text:s text:c="3"/>System.out.print("Enter a float value: ");</text:p>
      <text:p text:style-name="P6"><text:s text:c="3"/>number = keyboard.nextFloat();</text:p>
      <text:p text:style-name="P6">Description: Returns input as a float.</text:p>
      <text:p text:style-name="P6"/>
      <text:p text:style-name="P6">nextInt</text:p>
      <text:p text:style-name="P6"/>
      <text:p text:style-name="P6">Example Usage:</text:p>
      <text:p text:style-name="P6"/>
      <text:p text:style-name="P6"><text:s text:c="3"/>int number;</text:p>
      <text:p text:style-name="P6"><text:s text:c="3"/>Scanner keyboard = new Scanner(System.in);</text:p>
      <text:p text:style-name="P6"><text:s text:c="3"/>System.out.print("Enter an integer value: ");</text:p>
      <text:p text:style-name="P6"><text:s text:c="3"/>number = keyboard.nextInt();</text:p>
      <text:p text:style-name="P6">Description: Returns input as an int.</text:p>
      <text:p text:style-name="P6"/>
      <text:p text:style-name="P6">nextLine</text:p>
      <text:p text:style-name="P6"/>
      <text:p text:style-name="P6">Example Usage:</text:p>
      <text:p text:style-name="P6"/>
      <text:p text:style-name="P6"><text:s text:c="3"/>String name;</text:p>
      <text:p text:style-name="P6"><text:s text:c="3"/>Scanner keyboard = new Scanner(System.in);</text:p>
      <text:p text:style-name="P6"><text:s text:c="3"/>System.out.print("Enter your name: ");</text:p>
      <text:p text:style-name="P6"><text:s text:c="3"/>name = keyboard.nextLine();</text:p>
      <text:p text:style-name="P6">Description: Returns input as a String.</text:p>
      <text:p text:style-name="P6"/>
      <text:p text:style-name="P6">nextLong</text:p>
      <text:p text:style-name="P6"/>
      <text:p text:style-name="P6">Example Usage:</text:p>
      <text:p text:style-name="P6"/>
      <text:p text:style-name="P6"><text:s text:c="3"/>long number;</text:p>
      <text:p text:style-name="P6"><text:s text:c="3"/>Scanner keyboard = new Scanner(System.in);</text:p>
      <text:p text:style-name="P6"><text:s text:c="3"/>System.out.print("Enter a long value: ");</text:p>
      <text:p text:style-name="P6"><text:s text:c="3"/>number = keyboard.nextLong();</text:p>
      <text:p text:style-name="P6">Description: Returns input as a long.</text:p>
      <text:p text:style-name="P6"/>
      <text:p text:style-name="P6">nextShort</text:p>
      <text:p text:style-name="P6"/>
      <text:p text:style-name="P6"><text:soft-page-break/>Example Usage:</text:p>
      <text:p text:style-name="P6"/>
      <text:p text:style-name="P6"><text:s text:c="3"/>short number;</text:p>
      <text:p text:style-name="P6"><text:s text:c="3"/>Scanner keyboard = new Scanner(System.in);</text:p>
      <text:p text:style-name="P6"><text:s text:c="3"/>System.out.print("Enter a short value: ");</text:p>
      <text:p text:style-name="P6"><text:s text:c="3"/>number = keyboard.nextShort();</text:p>
      <text:p text:style-name="P6">Description: Returns input as a short.</text:p>
      <text:p text:style-name="P6"/>
      <text:p text:style-name="P6">Using the import Statement</text:p>
      <text:p text:style-name="P6">There is one last detail about the Scanner class that you must know before you will be ready to use it. The Scanner class is not automatically available to your Java programs. Any program that uses the Scanner class should have the following statement near the beginning of the file, before any class definition:</text:p>
      <text:p text:style-name="P6"/>
      <text:p text:style-name="P6">import java.util.Scanner;</text:p>
      <text:p text:style-name="P6">Reading a Character</text:p>
      <text:p text:style-name="P6">Sometimes you will want to read a single character from the keyboard. For example, your program might ask the user a yes/no question, and specify that he or she type Y for yes or N for no. The Scanner class does not have a method for reading a single character, however. The approach that we will use in this book for reading a character is to use the Scanner class’s nextLine method to read a string from the keyboard, and then use the String class’s charAt method to extract the first character of the string. This will be the character that the user entered at the keyboard. Here is an example:</text:p>
      <text:p text:style-name="P6"/>
      <text:p text:style-name="P6">String input; <text:s/>// To hold a line of input</text:p>
      <text:p text:style-name="P6">char answer; <text:s text:c="2"/>// To hold a single character</text:p>
      <text:p text:style-name="P6">// Create a Scanner object for keyboard input.</text:p>
      <text:p text:style-name="P6">Scanner keyboard = new Scanner(System.in);</text:p>
      <text:p text:style-name="P6">// Ask the user a question.</text:p>
      <text:p text:style-name="P6">System.out.print("Are you having fun? (Y=yes, N=no) ");</text:p>
      <text:p text:style-name="P6">input = keyboard.nextLine(); // Get a line of input.</text:p>
      <text:p text:style-name="P6">answer = input.charAt(0); <text:s text:c="3"/>// Get the first character.</text:p>
      <text:p text:style-name="P9">2.14 Dialog Boxes</text:p>
      <text:p text:style-name="P6">CONCEPT: The JOptionPane class allows you to quickly display a dialog box, which is a small graphical window displaying a message or requesting input.</text:p>
      <text:p text:style-name="P6"/>
      <text:p text:style-name="P6">A dialog box is a small graphical window that displays a message to the user or requests input. You can quickly display dialog boxes with the JOptionPane class. In this section we will discuss the following types of dialog boxes and how you can display them using JOptionPane:</text:p>
      <text:p text:style-name="P6"/>
      <text:p text:style-name="P6">Message Dialog</text:p>
      <text:p text:style-name="P6"/>
      <text:p text:style-name="P6">A dialog box that displays a message; an OK button is also displayed</text:p>
      <text:p text:style-name="P6"/>
      <text:p text:style-name="P6">Input Dialog</text:p>
      <text:p text:style-name="P6"/>
      <text:p text:style-name="P6">A dialog box that prompts the user for input and provides a text field where input is typed; an OK button and a Cancel button are also displayed</text:p>
      <text:p text:style-name="P6"/>
      <text:p text:style-name="P6"/>
      <text:p text:style-name="P6"><text:soft-page-break/></text:p>
      <text:p text:style-name="P6">The JOptionPane class is not automatically available to your Java programs. Any program that uses the JOptionPane class must have the following statement near the beginning of the file:</text:p>
      <text:p text:style-name="P6"/>
      <text:p text:style-name="P6">import javax.swing.JoptionPane;</text:p>
      <text:p text:style-name="P6"/>
      <text:p text:style-name="P6"/>
      <text:p text:style-name="P6">Displaying Message Dialogs</text:p>
      <text:p text:style-name="P6">The showMessageDialog method is used to display a message dialog. Here is a statement that calls the method:</text:p>
      <text:p text:style-name="P6"/>
      <text:p text:style-name="P6">JOptionPane.showMessageDialog(null, "Hello World");</text:p>
      <text:p text:style-name="P6">The first argument is only important in programs that display other graphical windows. In our examples, we will always pass the key word null as the first argument. This causes the dialog box to be displayed in the center of the screen. The second argument is the message that we wish to display in the dialog box. This code will cause the dialog box in Figure 2-15 to appear. When the user clicks the OK button, the dialog box will close.</text:p>
      <text:p text:style-name="P6"/>
      <text:p text:style-name="P6">JoptionPane.showInputDialog will display input dialog</text:p>
      <text:p text:style-name="P6"/>
      <text:p text:style-name="P6">Code Listing 2-32 (NamesDialog.java)</text:p>
      <text:p text:style-name="P6"><text:s/>1 <text:s/>import javax.swing.JOptionPane;</text:p>
      <text:p text:style-name="P6"><text:s/>2</text:p>
      <text:p text:style-name="P6"><text:s/>3 <text:s/>/**</text:p>
      <text:p text:style-name="P6"><text:s/>4 <text:s text:c="4"/>This program demonstrates using dialogs</text:p>
      <text:p text:style-name="P6"><text:s/>5 <text:s text:c="4"/>with JOptionPane.</text:p>
      <text:p text:style-name="P6"><text:s/>6 <text:s/>*/</text:p>
      <text:p text:style-name="P6"><text:s/>7</text:p>
      <text:p text:style-name="P6"><text:s/>8 <text:s/>public class NamesDialog</text:p>
      <text:p text:style-name="P6"><text:s/>9 <text:s/>{</text:p>
      <text:p text:style-name="P6">10 <text:s text:c="4"/>public static void main(String[] args)</text:p>
      <text:p text:style-name="P6">11 <text:s text:c="4"/>{</text:p>
      <text:p text:style-name="P6">12 <text:s text:c="7"/>String firstName, lastName;</text:p>
      <text:p text:style-name="P6">13</text:p>
      <text:p text:style-name="P6">14 <text:s text:c="7"/>// Get the user's first name.</text:p>
      <text:p text:style-name="P6">15 <text:s text:c="7"/>firstName = </text:p>
      <text:p text:style-name="P6">16 <text:s text:c="10"/>JOptionPane.showInputDialog("What is your first name?");</text:p>
      <text:p text:style-name="P6">17</text:p>
      <text:p text:style-name="P6">18 <text:s text:c="7"/>// Get the user's last name.</text:p>
      <text:p text:style-name="P6">19 <text:s text:c="7"/>lastName = </text:p>
      <text:p text:style-name="P6">20 <text:s text:c="10"/>JOptionPane.showInputDialog("What is your last name?");</text:p>
      <text:p text:style-name="P6">21</text:p>
      <text:p text:style-name="P6">22 <text:s text:c="7"/>// Display a greeting</text:p>
      <text:p text:style-name="P6">23 <text:s text:c="7"/>JOptionPane.showMessageDialog(null, "Hello " + firstName + </text:p>
      <text:p text:style-name="P6">24 <text:s text:c="37"/>" " + lastName);</text:p>
      <text:p text:style-name="P6">25 <text:s text:c="7"/>System.exit(0);</text:p>
      <text:p text:style-name="P6">26 <text:s text:c="4"/>}</text:p>
      <text:p text:style-name="P6">27 <text:s/>}</text:p>
      <text:p text:style-name="P6"/>
      <text:p text:style-name="P6"><text:soft-page-break/></text:p>
      <text:p text:style-name="P6">System.exit(0); is necessary in the option pane as doing so is a thread and will not automatically stop executing inside the JVM.</text:p>
      <text:p text:style-name="P6"/>
      <text:p text:style-name="P6"/>
      <text:p text:style-name="P6">Converting String Input to Numbers</text:p>
      <text:p text:style-name="P6">Unlike the Scanner class, the JOptionPane class does not have different methods for reading values of different data types as input. The showInputDialog method always returns the user’s input as a String, even if the user enters numeric data. For example, if the user enters the number 72 into an input dialog, the showInputDialog method will return the string "72". This can be a problem if you wish to use the user’s input in a math operation because, as you know, you cannot perform math on strings. In such a case, you must convert the input to a numeric value. To convert a string value to a numeric value, you use one of the methods listed in Table 2-18.</text:p>
      <text:p text:style-name="P6"/>
      <text:p text:style-name="P6">Table 2-18 Methods for converting strings to numbers</text:p>
      <text:p text:style-name="P6">Method</text:p>
      <text:p text:style-name="P6"/>
      <text:p text:style-name="P6">Use This Method To . . . </text:p>
      <text:p text:style-name="P6"/>
      <text:p text:style-name="P6">Example Code</text:p>
      <text:p text:style-name="P6"/>
      <text:p text:style-name="P6">Byte.parseByte</text:p>
      <text:p text:style-name="P6"/>
      <text:p text:style-name="P6">Convert a string to a byte.</text:p>
      <text:p text:style-name="P6"/>
      <text:p text:style-name="P6">byte num;</text:p>
      <text:p text:style-name="P6"/>
      <text:p text:style-name="P6">num = Byte.parseByte(str);</text:p>
      <text:p text:style-name="P6"/>
      <text:p text:style-name="P6">Double.parseDouble</text:p>
      <text:p text:style-name="P6"/>
      <text:p text:style-name="P6">Convert a string to a double.</text:p>
      <text:p text:style-name="P6"/>
      <text:p text:style-name="P6">double num;</text:p>
      <text:p text:style-name="P6"/>
      <text:p text:style-name="P6">num = Double.parseDouble(str);</text:p>
      <text:p text:style-name="P6"/>
      <text:p text:style-name="P6">Float.parseFloat</text:p>
      <text:p text:style-name="P6"/>
      <text:p text:style-name="P6">Convert a string to a float.</text:p>
      <text:p text:style-name="P6"/>
      <text:p text:style-name="P6">float num;</text:p>
      <text:p text:style-name="P6"/>
      <text:p text:style-name="P6">num = Float.parseFloat(str);</text:p>
      <text:p text:style-name="P6"/>
      <text:p text:style-name="P6">Integer.parseInt</text:p>
      <text:p text:style-name="P6"/>
      <text:p text:style-name="P6">Convert a string to an int.</text:p>
      <text:p text:style-name="P6"/>
      <text:p text:style-name="P6"><text:soft-page-break/>int num;</text:p>
      <text:p text:style-name="P6"/>
      <text:p text:style-name="P6">num = Integer.parseInt(str);</text:p>
      <text:p text:style-name="P6"/>
      <text:p text:style-name="P6">Long.parseLong</text:p>
      <text:p text:style-name="P6"/>
      <text:p text:style-name="P6">Convert a string to a long.</text:p>
      <text:p text:style-name="P6"/>
      <text:p text:style-name="P6">long num;</text:p>
      <text:p text:style-name="P6"/>
      <text:p text:style-name="P6">num = Long.parseLong(str);</text:p>
      <text:p text:style-name="P6"/>
      <text:p text:style-name="P6">Short.parseShort</text:p>
      <text:p text:style-name="P6"/>
      <text:p text:style-name="P6">Convert a string to a short.</text:p>
      <text:p text:style-name="P6"/>
      <text:p text:style-name="P6">short num;</text:p>
      <text:p text:style-name="P6"/>
      <text:p text:style-name="P6">num = Short.parseShort(str);</text:p>
      <text:p text:style-name="P6"/>
      <text:p text:style-name="P6"/>
      <text:p text:style-name="P6">Here is an example of how you would use the Integer.parseInt method to convert the value returned from the JOptionPane.showInputDialog method to an int:</text:p>
      <text:p text:style-name="P6"/>
      <text:p text:style-name="P6">int number;</text:p>
      <text:p text:style-name="P6">String str;</text:p>
      <text:p text:style-name="P6">str = JOptionPane.showInputDialog("Enter a number.");</text:p>
      <text:p text:style-name="P6">number = Integer.parseInt(str);</text:p>
      <text:p text:style-name="P6"/>
      <text:p text:style-name="P6">2.15 Common Errors to Avoid</text:p>
      <text:p text:style-name="P6">Mismatched braces, quotation marks, or parentheses. In this chapter you saw that the statements making up a class definition are enclosed in a set of braces. Also, you saw that the statements in a method are also enclosed in a set of braces. For every opening brace, there must be a closing brace in the proper location. The same is true of double-quotation marks that enclose string literals and single-quotation marks that enclose character literals. Also, in a statement that uses parentheses, such as a mathematical expression, you must have a closing parenthesis for every opening parenthesis.</text:p>
      <text:p text:style-name="P6"/>
      <text:p text:style-name="P6">Misspelling key words. Java will not recognize a key word that has been misspelled.</text:p>
      <text:p text:style-name="P6"/>
      <text:p text:style-name="P6">Using capital letters in key words. Remember that Java is a case-sensitive language, and all key words are written in lowercase. Using an uppercase letter in a key word is the same as misspelling the key word.</text:p>
      <text:p text:style-name="P6"/>
      <text:p text:style-name="P6">Using a key word as a variable name. The key words are reserved for special uses; they cannot be used for any other purpose.</text:p>
      <text:p text:style-name="P6"/>
      <text:p text:style-name="P6">Using inconsistent spelling of variable names. Each time you use a variable name, it must be spelled exactly as it appears in its declaration statement.</text:p>
      <text:p text:style-name="P6"/>
      <text:p text:style-name="P6"><text:soft-page-break/>Using inconsistent case of letters in variable names. Because Java is a case-sensitive language, it distinguishes between uppercase and lowercase letters. Java will not recognize a variable name that is not written exactly as it appears in its declaration statement.</text:p>
      <text:p text:style-name="P6"/>
      <text:p text:style-name="P6">Inserting a space in a variable name. Spaces are not allowed in variable names. Instead of using a two-word name such as gross pay, use one word, such as grossPay.</text:p>
      <text:p text:style-name="P6"/>
      <text:p text:style-name="P6">Forgetting the semicolon at the end of a statement. A semicolon appears at the end of each complete statement in Java.</text:p>
      <text:p text:style-name="P6"/>
      <text:p text:style-name="P6">Assigning a double literal to a float variable. Java is a strongly typed language, which means that it only allows you to store values of compatible data types in variables. All floating-point literals are treated as doubles, and a double value is not compatible with a float variable. A floating-point literal must end with the letter f or F in order to be stored in a float variable.</text:p>
      <text:p text:style-name="P6"/>
      <text:p text:style-name="P6">Using commas or other currency symbols in numeric literals. Numeric literals cannot contain commas or currency symbols, such as the dollar sign.</text:p>
      <text:p text:style-name="P6"/>
      <text:p text:style-name="P6">Unintentionally performing integer division. When both operands of a division statement are integers, the statement will result in an integer. If there is a remainder, it will be discarded.</text:p>
      <text:p text:style-name="P6"/>
      <text:p text:style-name="P6">Forgetting to group parts of a mathematical expression. If you use more than one operator in a mathematical expression, the expression will be evaluated according to the order of operations. If you wish to change the order in which the operators are used, you must use parentheses to group part of the expression.</text:p>
      <text:p text:style-name="P6"/>
      <text:p text:style-name="P6">Inserting a space in a combined assignment operator. A space cannot appear between the two operators that make a combined assignment operator.</text:p>
      <text:p text:style-name="P6"/>
      <text:p text:style-name="P6">Using a variable to receive the result of a calculation when the variable’s data type is incompatible with the data type of the result. A variable that receives the result of a calculation must be of a data type that is compatible with the data type of the result.</text:p>
      <text:p text:style-name="P6"/>
      <text:p text:style-name="P6">Incorrectly terminating a multi-line comment or a documentation comment. Multi-line comments and documentation comments are terminated by the */ characters. Forgetting to place these characters at a comment’s desired ending point, or accidentally switching the * and the /, will cause the comment not to have an ending point.</text:p>
      <text:p text:style-name="P6"/>
      <text:p text:style-name="P6">Forgetting to use the correct import statement in a program that uses the Scanner class or the JOptionPane class. In order for the Scanner class to be available to your program, you must have the import java.util.Scanner; statement near the top of your program file. In order for the JOptionPane class to be available to your program, you must have the import javax.swing.JOptionPane; statement near the top of the program file.</text:p>
      <text:p text:style-name="P6"/>
      <text:p text:style-name="P6">When using an input dialog to read numeric input, not converting the showInputDialog method’s return value to a number. The showInputDialog method always returns the user’s input as a string. If the user enters a numeric value, it must be converted to a number before it can be used in a math statement.</text:p>
      <text:p text:style-name="P6"/>
      <text:p text:style-name="P6"/>
      <text:p text:style-name="P6"><text:soft-page-break/></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4T14:20:11.883000000</meta:creation-date>
    <dc:date>2023-01-28T14:51:01.559000000</dc:date>
    <meta:editing-duration>PT2H46M52S</meta:editing-duration>
    <meta:editing-cycles>4</meta:editing-cycles>
    <meta:generator>LibreOffice/7.4.0.3$Windows_X86_64 LibreOffice_project/f85e47c08ddd19c015c0114a68350214f7066f5a</meta:generator>
    <meta:document-statistic meta:table-count="0" meta:image-count="0" meta:object-count="0" meta:page-count="30" meta:paragraph-count="757" meta:word-count="7904" meta:character-count="46672" meta:non-whitespace-character-count="38960"/>
  </office:meta>
</office:document-meta>
</file>